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2043in"/>
    </style:style>
    <style:style style:name="co3" style:family="table-column">
      <style:table-column-properties fo:break-before="auto" style:column-width="0.7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Uni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vgGPA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NumStudents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GraduationRate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AvgCost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niversityLocation</text:p>
          </table:table-cell>
          <table:table-cell office:value-type="string" calcext:value-type="string">
            <text:p>Uni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UniversityLocati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office:value-type="string" calcext:value-type="string">
            <text:p>UniversityLocatio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office:value-type="string" calcext:value-type="string">
            <text:p>UniversityLocation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Uni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NumStudents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Uni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Prof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fessorDegree</text:p>
          </table:table-cell>
          <table:table-cell office:value-type="string" calcext:value-type="string">
            <text:p>Prof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ProfessorDegre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essorDegre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tNull</text:p>
          </table:table-cell>
          <table:table-cell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GPA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CoursesTaken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udentDegree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StudentDegre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Degree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entDegree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ting/comments</text:p>
          </table:table-cell>
          <table:table-cell office:value-type="string" calcext:value-type="string">
            <text:p>Studen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Needed For this one</text:p>
          </table:table-cell>
        </table:table-row>
        <table:table-row table:style-name="ro1">
          <table:table-cell office:value-type="string" calcext:value-type="string">
            <text:p>Rating/comments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Optional, for comments/ratings for the course specifically</text:p>
          </table:table-cell>
        </table:table-row>
        <table:table-row table:style-name="ro1">
          <table:table-cell office:value-type="string" calcext:value-type="string">
            <text:p>Rating/comments</text:p>
          </table:table-cell>
          <table:table-cell office:value-type="string" calcext:value-type="string">
            <text:p>Prof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Optional, for comments/ratings for the professor specifically</text:p>
          </table:table-cell>
        </table:table-row>
        <table:table-row table:style-name="ro1">
          <table:table-cell office:value-type="string" calcext:value-type="string">
            <text:p>Rating/comment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ng/comment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PDFLinks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links to free pdf’s for those that don’t care for paperback</text:p>
          </table:table-cell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tbook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urs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rimary Key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llowed to have half credit classes</text:p>
          </table:table-cell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DepartmentNam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Prof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IsPrereq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HasPrereq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TextbookISB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oreign Key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vgRating</text:p>
          </table:table-cell>
          <table:table-cell office:value-type="string" calcext:value-type="string">
            <text:p>Floa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4T13:19:27.870000000</meta:creation-date>
    <dc:date>2023-04-04T14:04:48.603000000</dc:date>
    <meta:editing-duration>PT4M8S</meta:editing-duration>
    <meta:editing-cycles>1</meta:editing-cycles>
    <meta:document-statistic meta:table-count="1" meta:cell-count="187" meta:object-count="0"/>
    <meta:generator>LibreOffice/7.0.4.2$Windows_X86_64 LibreOffice_project/dcf040e67528d9187c66b2379df5ea4407429775</meta:generator>
  </office:meta>
</office:document-meta>
</file>